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loext:decorative="false"/>
    </style:style>
    <style:style style:name="pr1" style:family="presentation" style:parent-style-name="Predefinito-title">
      <style:graphic-properties fo:min-height="3.473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4.315cm" loext:decorative="false"/>
      <style:paragraph-properties style:writing-mode="lr-tb"/>
    </style:style>
    <style:style style:name="pr3" style:family="presentation" style:parent-style-name="Predefinito-subtitle" style:list-style-name="L2">
      <style:graphic-properties draw:fill-color="#ffffff" draw:textarea-horizontal-align="center" fo:min-height="4.685cm" loext:decorative="false"/>
      <style:paragraph-properties style:writing-mode="lr-tb"/>
    </style:style>
    <style:style style:name="pr4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finito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Predefinito-outline1">
      <style:graphic-properties fo:min-height="8.884cm" loext:decorative="false"/>
      <style:paragraph-properties style:writing-mode="lr-tb"/>
    </style:style>
    <style:style style:name="pr7" style:family="presentation" style:parent-style-name="Predefinito-title">
      <style:graphic-properties fo:min-height="2.629cm" loext:decorative="false"/>
      <style:paragraph-properties style:writing-mode="lr-tb"/>
    </style:style>
    <style:style style:name="pr8" style:family="presentation" style:parent-style-name="Predefinito-outline1">
      <style:graphic-properties draw:textarea-horizontal-align="center" fo:min-height="8.884cm" loext:decorative="false"/>
      <style:paragraph-properties style:writing-mode="lr-tb"/>
    </style:style>
    <style:style style:name="pr9" style:family="presentation" style:parent-style-name="Predefinito-outline1">
      <style:graphic-properties draw:textarea-horizontal-align="left" fo:min-height="8.884cm" loext:decorative="false"/>
      <style:paragraph-properties style:writing-mode="lr-tb"/>
    </style:style>
    <style:style style:name="pr10" style:family="presentation" style:parent-style-name="Predefinito-outline1">
      <style:graphic-properties draw:textarea-horizontal-align="center" draw:textarea-vertical-align="middle" fo:min-height="8.884cm" loext:decorative="false"/>
      <style:paragraph-properties style:writing-mode="lr-tb"/>
    </style:style>
    <style:style style:name="pr11" style:family="presentation" style:parent-style-name="Predefinito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pr12" style:family="presentation" style:parent-style-name="Predefinito-title">
      <style:graphic-properties draw:auto-grow-height="true" fo:min-height="3.473cm" loext:decorative="false"/>
      <style:paragraph-properties style:writing-mode="lr-tb"/>
    </style:style>
    <style:style style:name="pr13" style:family="presentation" style:parent-style-name="Predefinito-title">
      <style:graphic-properties fo:min-height="2.129cm" loext:decorative="false"/>
      <style:paragraph-properties style:writing-mode="lr-tb"/>
    </style:style>
    <style:style style:name="pr1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1" style:family="paragraph">
      <style:text-properties fo:color="#000000" loext:opacity="100%" fo:background-color="#ffff00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32pt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background-color="#ffff00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style:paragraph-properties fo:margin-left="2cm" fo:margin-right="0cm" fo:margin-top="0.5cm" fo:margin-bottom="0cm" fo:text-align="start" fo:text-indent="0cm"/>
    </style:style>
    <style:style style:name="P12" style:family="paragraph">
      <style:paragraph-properties fo:margin-left="2cm" fo:margin-right="0cm" fo:margin-top="0.3cm" fo:margin-bottom="0cm" fo:text-align="start" fo:text-indent="0cm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margin-left="0cm" fo:margin-right="0cm" fo:text-indent="0cm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start"/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>
      <style:text-properties fo:font-style="italic" fo:background-color="#ffff00" style:font-style-asian="italic" style:font-style-complex="italic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paragraph-properties fo:text-align="start"/>
      <style:text-properties fo:font-size="18pt" style:font-size-asian="18pt" style:font-size-complex="18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fo:background-color="#ffff00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background-color="#ffff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Microsoft YaHei" style:font-size-asian="28pt" style:font-weight-asian="normal" style:font-name-complex="Lucida Sans" style:font-size-complex="28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Microsoft YaHei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weight="normal" fo:background-color="#ffff00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8cm" svg:height="3.473cm" svg:x="0cm" svg:y="0.206cm" presentation:class="title" presentation:user-transformed="true">
          <draw:text-box>
            <text:p><text:span text:style-name="T1">Benchmarking LLMs for Complex Tasks</text:span></text:p>
          </draw:text-box>
        </draw:frame>
        <draw:frame presentation:style-name="pr2" draw:text-style-name="P2" draw:layer="layout" svg:width="25.199cm" svg:height="4.315cm" svg:x="1.4cm" svg:y="3cm" presentation:class="subtitle" presentation:user-transformed="true">
          <draw:text-box>
            <text:p><text:span text:style-name="T2">This work focuses on benchmarking the agentic capabilities of three prominent LLMs:</text:span></text:p>
          </draw:text-box>
        </draw:frame>
        <draw:frame presentation:style-name="pr3" draw:text-style-name="P4" draw:layer="layout" svg:width="25.199cm" svg:height="4.685cm" svg:x="2cm" svg:y="6.315cm">
          <draw:text-box>
            <text:list text:style-name="L2">
              <text:list-item>
                <text:p text:style-name="P3"><text:span text:style-name="T3">Gemini</text:span></text:p>
              </text:list-item>
              <text:list-item>
                <text:p text:style-name="P3"><text:span text:style-name="T3">Gemma</text:span></text:p>
              </text:list-item>
              <text:list-item>
                <text:p text:style-name="P3"><text:span text:style-name="T3">Llama</text:span></text:p>
              </text:list-item>
            </text:list>
          </draw:text-box>
        </draw:frame>
        <draw:frame presentation:style-name="pr2" draw:text-style-name="P2" draw:layer="layout" svg:width="28cm" svg:height="4.315cm" svg:x="0cm" svg:y="10.5cm">
          <draw:text-box>
            <text:p><text:span text:style-name="T4">The evaluation focused on three primary test categories: </text:span><text:span text:style-name="T5">Reasoning</text:span><text:span text:style-name="T4">, </text:span><text:span text:style-name="T5">Factuality</text:span><text:span text:style-name="T4">, and </text:span><text:span text:style-name="T5">Sequential Problem Solv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LLMs Under Evaluation</text:span></text:p>
          </draw:text-box>
        </draw:frame>
        <draw:frame presentation:style-name="pr6" draw:layer="layout" svg:width="26.5cm" svg:height="12.243cm" svg:x="1cm" svg:y="3.257cm" presentation:class="outline" presentation:user-transformed="true">
          <draw:text-box>
            <text:p>This study focuses on benchmarking three prominent Large Language Models that are highly relevant and widely discussed within the AI research and development community:</text:p>
            <text:list text:style-name="L3">
              <text:list-item>
                <text:p><text:span text:style-name="T7">Gemini</text:span></text:p>
              </text:list-item>
            </text:list>
            <text:list text:style-name="L4">
              <text:list-item>
                <text:list>
                  <text:list-item>
                    <text:p><text:span text:style-name="T8">Google's most capable and multimodal AI model</text:span></text:p>
                  </text:list-item>
                  <text:list-item>
                    <text:p><text:span text:style-name="T8">Accessed via the Gemini API for this benchmark</text:span></text:p>
                  </text:list-item>
                  <text:list-item>
                    <text:p><text:span text:style-name="T9">Versions tested: </text:span><text:span text:style-name="T10">1.5 flash 002</text:span><text:span text:style-name="T9">, </text:span><text:span text:style-name="T10">1.5 flash 8B 001</text:span><text:span text:style-name="T9">, </text:span><text:span text:style-name="T10">2.0 flash lite 001</text:span><text:span text:style-name="T11">, </text:span><text:span text:style-name="T12">2.0 flash 001</text:span><text:span text:style-name="T13"> and </text:span><text:span text:style-name="T12">2.0 flash thinking exp</text:span></text:p>
                  </text:list-item>
                </text:list>
              </text:list-item>
            </text:list>
            <text:list text:style-name="L5">
              <text:list-item>
                <text:p><text:span text:style-name="T7">Gemma</text:span></text:p>
              </text:list-item>
            </text:list>
            <text:list text:style-name="L4">
              <text:list-item>
                <text:list>
                  <text:list-item>
                    <text:p><text:span text:style-name="T8">A family of open-source models from Google, built on the research and technology used in Gemini</text:span></text:p>
                  </text:list-item>
                  <text:list-item>
                    <text:p>Utilized for its accessibility and research-focused design</text:p>
                  </text:list-item>
                  <text:list-item>
                    <text:p><text:span text:style-name="T14">Gemma 3 with 1B and 4B</text:span> parameters were tested</text:p>
                  </text:list-item>
                </text:list>
              </text:list-item>
            </text:list>
            <text:list text:style-name="L5">
              <text:list-item>
                <text:p><text:span text:style-name="T7">Llama</text:span></text:p>
              </text:list-item>
            </text:list>
            <text:list text:style-name="L4">
              <text:list-item>
                <text:list>
                  <text:list-item>
                    <text:p>Meta's widely recognized open-source LLM</text:p>
                  </text:list-item>
                  <text:list-item>
                    <text:p>Frequently used as a foundational model in research and development</text:p>
                  </text:list-item>
                  <text:list-item>
                    <text:p>Versions <text:span text:style-name="T14">3.1 8B</text:span>, <text:span text:style-name="T14">3.2 1B</text:span> and <text:span text:style-name="T14">3.2 3B</text:span> were te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><text:span text:style-name="T6">Experiment Setup and Scale</text:span></text:p>
          </draw:text-box>
        </draw:frame>
        <draw:frame presentation:style-name="pr6" draw:layer="layout" svg:width="26cm" svg:height="11cm" svg:x="1.5cm" svg:y="4cm" presentation:class="outline" presentation:user-transformed="true">
          <draw:text-box>
            <text:list text:style-name="L3">
              <text:list-header>
                <text:p text:style-name="P7"/>
              </text:list-header>
              <text:list-item>
                <text:p text:style-name="P7">13 free-tier Google accounts for API access</text:p>
              </text:list-item>
              <text:list-item>
                <text:p text:style-name="P7">10 distinct versions of Large Language Models (LLMs)</text:p>
              </text:list-item>
              <text:list-item>
                <text:p text:style-name="P7">22 unique submitted questions</text:p>
              </text:list-item>
              <text:list-item>
                <text:p text:style-name="P7">Resulting in over 273,000 responses</text:p>
              </text:list-item>
            </text:list>
          </draw:text-box>
        </draw:frame>
        <draw:frame presentation:style-name="pr8" draw:text-style-name="P3" draw:layer="layout" svg:width="25.199cm" svg:height="1.743cm" svg:x="1.301cm" svg:y="3.5cm" presentation:class="outline" presentation:user-transformed="true">
          <draw:text-box>
            <text:list text:style-name="L3">
              <text:list-header>
                <text:p text:style-name="P8">The benchmark utilized: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Example of questions</text:span></text:p>
          </draw:text-box>
        </draw:frame>
        <draw:frame presentation:style-name="pr6" draw:layer="layout" svg:width="25.199cm" svg:height="1.815cm" svg:x="1.4cm" svg:y="3.685cm" presentation:class="outline" presentation:user-transformed="true">
          <draw:text-box>
            <text:list text:style-name="L3">
              <text:list-item>
                <text:p><text:span text:style-name="T15">What is the maximum point in the interval x=0 and x=pi of the function y=x*sin(x) ?</text:span></text:p>
              </text:list-item>
            </text:list>
          </draw:text-box>
        </draw:frame>
        <draw:frame presentation:style-name="pr6" draw:text-style-name="P9" draw:layer="layout" svg:width="25.199cm" svg:height="3.315cm" svg:x="1.301cm" svg:y="6.5cm" presentation:class="outline" presentation:user-transformed="true">
          <draw:text-box>
            <text:list text:style-name="L3">
              <text:list-item>
                <text:p><text:span text:style-name="T15">We want to fill a stadium with golf balls (whose volume can be aproximated to 40cm^3). The balls inserted double with each insertion: 1 ball in the first insertion, 2 balls in the second, 4 in the third, .... If at the 30th insertion the stage is exactly half full, how may insertions are left to fill it?</text:span></text:p>
              </text:list-item>
            </text:list>
          </draw:text-box>
        </draw:frame>
        <draw:frame presentation:style-name="pr6" draw:layer="layout" svg:width="25.199cm" svg:height="1.315cm" svg:x="1.301cm" svg:y="10.5cm" presentation:class="outline" presentation:user-transformed="true">
          <draw:text-box>
            <text:list text:style-name="L3">
              <text:list-item>
                <text:p><text:span text:style-name="T15">How many subsections of Article 140 of the Italian Constitution are there?</text:span></text:p>
              </text:list-item>
            </text:list>
          </draw:text-box>
        </draw:frame>
        <draw:frame presentation:style-name="pr6" draw:layer="layout" svg:width="25.199cm" svg:height="2.315cm" svg:x="1.301cm" svg:y="12.5cm" presentation:class="outline" presentation:user-transformed="true">
          <draw:text-box>
            <text:list text:style-name="L3">
              <text:list-item>
                <text:p><text:span text:style-name="T15">“The current king of France is dead”. Evaluate whether this statement is:</text:span></text:p>
                <text:list>
                  <text:list-header>
                    <text:p><text:span text:style-name="T15">1- True</text:span><text:span text:style-name="T15"><text:tab/></text:span><text:span text:style-name="T15"><text:tab/></text:span><text:span text:style-name="T15">2- false</text:span><text:span text:style-name="T15"><text:tab/></text:span><text:span text:style-name="T15"><text:tab/></text:span><text:span text:style-name="T15">3- oth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Tested Capabilities Breakdown</text:span></text:p>
          </draw:text-box>
        </draw:frame>
        <draw:frame presentation:style-name="pr9" draw:text-style-name="P10" draw:layer="layout" svg:width="26cm" svg:height="12cm" svg:x="1cm" svg:y="3.257cm" presentation:class="outline" presentation:user-transformed="true">
          <draw:text-box>
            <text:list text:style-name="L3">
              <text:list-header>
                <text:p text:style-name="P10">The evaluation comprised 22 unique questions distributed across 9 distinct categories:</text:p>
              </text:list-header>
            </text:list>
            <text:list text:style-name="L6">
              <text:list-item>
                <text:p text:style-name="P11"><text:span text:style-name="T16">Reason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11">Mathematical Reasoning</text:span></text:p>
                      </text:list-item>
                      <text:list-item>
                        <text:p text:style-name="P12"><text:span text:style-name="T11">Common Math Problems</text:span></text:p>
                      </text:list-item>
                      <text:list-item>
                        <text:p text:style-name="P12"><text:span text:style-name="T11">Sudoku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1"><text:span text:style-name="T16">Factuality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11">Factual Pitfalls</text:span></text:p>
                      </text:list-item>
                      <text:list-item>
                        <text:p text:style-name="P12"><text:span text:style-name="T11">Russel’s theory of description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1"><text:span text:style-name="T16">Sequential Problem Solv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11">Wolf, Goat and Cabbage</text:span></text:p>
                      </text:list-item>
                      <text:list-item>
                        <text:p text:style-name="P12"><text:span text:style-name="T11">Blocks World</text:span></text:p>
                      </text:list-item>
                      <text:list-item>
                        <text:p text:style-name="P12"><text:span text:style-name="T11">Hanoi Tower</text:span></text:p>
                      </text:list-item>
                      <text:list-item>
                        <text:p text:style-name="P12"><text:span text:style-name="T11">Ordered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Sequential Problem Solving</text:span></text:p>
          </draw:text-box>
        </draw:frame>
        <draw:frame presentation:style-name="pr10" draw:text-style-name="P3" draw:layer="layout" svg:width="13.5cm" svg:height="6cm" svg:x="0.5cm" svg:y="9.75cm" presentation:class="outline" presentation:user-transformed="true">
          <draw:text-box>
            <text:list text:style-name="L3">
              <text:list-item>
                <text:p text:style-name="P3"><text:span text:style-name="T17">Goal Interaction</text:span><text:span text:style-name="T18">: </text:span><text:span text:style-name="T18"><text:line-break/></text:span><text:span text:style-name="T18">Achieving one sub-goal can inadvertently disrupt a previously achieved sub-goal.</text:span></text:p>
              </text:list-item>
            </text:list>
          </draw:text-box>
        </draw:frame>
        <draw:frame presentation:style-name="pr9" draw:text-style-name="P3" draw:layer="layout" svg:width="27cm" svg:height="7cm" svg:x="0.5cm" svg:y="3.5cm" presentation:class="outline" presentation:user-transformed="true">
          <draw:text-box>
            <text:list text:style-name="L3">
              <text:list-header>
                <text:p text:style-name="P10"><text:span text:style-name="T18">This category's questions test an LLM's ability to manage </text:span><text:span text:style-name="T17">sequential dependencies</text:span><text:span text:style-name="T18">, directly inspired by challenges in </text:span><text:span text:style-name="T17">Sussman's Anomaly</text:span><text:span text:style-name="T18">.</text:span></text:p>
                <text:p text:style-name="P13"><text:span text:style-name="T19">Sussman's Anomaly</text:span><text:span text:style-name="T20">, a classic AI planning problem, perfectly illustrates Sequential Problem Solving complexities by highlighting issues like: </text:span></text:p>
              </text:list-header>
            </text:list>
          </draw:text-box>
        </draw:frame>
        <draw:frame presentation:style-name="pr10" draw:text-style-name="P3" draw:layer="layout" svg:width="14cm" svg:height="6cm" svg:x="14cm" svg:y="9.75cm" presentation:class="outline" presentation:user-transformed="true">
          <draw:text-box>
            <text:list text:style-name="L3">
              <text:list-item>
                <text:p text:style-name="P3"><text:span text:style-name="T17">Linear vs. Non-linear Planning</text:span><text:span text:style-name="T18">: The anomaly shows the limitations of simple (linear) planning, demonstrating the need for advanced non-linear or hierarchical approach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1" draw:text-style-name="P6" draw:layer="layout" svg:width="28cm" svg:height="3.473cm" svg:x="0cm" svg:y="0.206cm" presentation:class="title" presentation:user-transformed="true">
          <draw:text-box>
            <text:p><text:span text:style-name="T21">Methodology: LLM Testing Framework</text:span></text:p>
          </draw:text-box>
        </draw:frame>
        <draw:frame presentation:style-name="pr6" draw:text-style-name="P16" draw:layer="layout" svg:width="27cm" svg:height="10.315cm" svg:x="0.5cm" svg:y="3.185cm" presentation:class="outline" presentation:user-transformed="true">
          <draw:text-box>
            <text:list text:style-name="L3">
              <text:list-item>
                <text:p text:style-name="P14"><text:span text:style-name="T22">Gemini (Cloud-Based)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Accessed through the Gemini API</text:span></text:p>
                  </text:list-item>
                  <text:list-item>
                    <text:p text:style-name="P15">Leveraged <text:span text:style-name="T7">13 'free tier' Google accounts</text:span> in parallel to overcome API rate limits and scale submissions</text:p>
                  </text:list-item>
                  <text:list-item>
                    <text:p text:style-name="P15">Each question was submitted repeatedly to the Gemini model to collect a robust dataset.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22">Gemma &amp; Llama (Locally Hosted):</text:span><text:span text:style-name="T23"> 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3">Deployed and managed locally using the </text:span><text:span text:style-name="T22">Ollama</text:span><text:span text:style-name="T23"> open-source software</text:span></text:p>
                  </text:list-item>
                  <text:list-item>
                    <text:p text:style-name="P15"><text:span text:style-name="T23">Questions were submitted multiple times to each of these models running locally</text:span></text:p>
                  </text:list-item>
                </text:list>
              </text:list-item>
            </text:list>
          </draw:text-box>
        </draw:frame>
        <draw:frame presentation:style-name="pr9" draw:text-style-name="P17" draw:layer="layout" svg:width="27cm" svg:height="2.25cm" svg:x="0.5cm" svg:y="13.5cm" presentation:class="outline" presentation:user-transformed="true">
          <draw:text-box>
            <text:list text:style-name="L3">
              <text:list-header>
                <text:p text:style-name="P10"><text:span text:style-name="T24"><text:line-break/></text:span><text:span text:style-name="T24">The entire question submission, response collection, and data processing pipeline was fully automated with a custom Python program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5" draw:text-style-name="P18" draw:layer="layout" svg:width="25.199cm" svg:height="2.629cm" svg:x="1.4cm" svg:y="0.628cm" presentation:class="title">
          <draw:text-box>
            <text:p><text:span text:style-name="T6">Prompt Engineering Strategies</text:span></text:p>
          </draw:text-box>
        </draw:frame>
        <draw:frame presentation:style-name="pr10" draw:text-style-name="P19" draw:layer="layout" svg:width="28cm" svg:height="2.815cm" svg:x="0cm" svg:y="2.685cm" presentation:class="outline" presentation:user-transformed="true">
          <draw:text-box>
            <text:list text:style-name="L3">
              <text:list-header>
                <text:p text:style-name="P3"><text:span text:style-name="T20">Reasoning and Problem Solving questions were tested using distinct prompting strategies:</text:span></text:p>
              </text:list-header>
            </text:list>
          </draw:text-box>
        </draw:frame>
        <draw:frame presentation:style-name="pr9" draw:text-style-name="P20" draw:layer="layout" svg:width="26.5cm" svg:height="9.815cm" svg:x="1cm" svg:y="5.5cm" presentation:class="outline" presentation:user-transformed="true">
          <draw:text-box>
            <text:list text:style-name="L3">
              <text:list-item>
                <text:p text:style-name="P10"><text:span text:style-name="T25">One Shot </text:span><text:span text:style-name="T26">(OS)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7">The LLM was prompted to provide only the final answer directly in a single turn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26">Chain of Thought (CoT)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8">Involved a two-turn interaction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28">The LLM was first prompted to exhibit extensive reasoning</text:span></text:p>
                      </text:list-item>
                      <text:list-item>
                        <text:p text:style-name="P10"><text:span text:style-name="T28">A subsequent, separate prompt then instructed the LLM to output only the final correct resul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10"><text:span text:style-name="T29">Programming of Thought (PoT):</text:span></text:p>
                <text:list>
                  <text:list-item>
                    <text:p text:style-name="P10"><text:span text:style-name="T30">Process</text:span><text:span text:style-name="T31">: The LLM was prompted to generate a complete Python program designed to solve the given problem</text:span></text:p>
                  </text:list-item>
                  <text:list-item>
                    <text:p text:style-name="P10"><text:span text:style-name="T30">Execution</text:span><text:span text:style-name="T31">:</text:span><text:span text:style-name="T32"> This generated code was then run externally in a controlled environment to obtain and verify the final sol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Data Analysis Workflow</text:span></text:p>
          </draw:text-box>
        </draw:frame>
        <draw:frame presentation:style-name="pr11" draw:text-style-name="P10" draw:layer="layout" svg:width="27cm" svg:height="11.815cm" svg:x="0.5cm" svg:y="3.685cm" presentation:class="outline" presentation:user-transformed="true">
          <draw:text-box>
            <text:p text:style-name="P10">The post-experiment data was processed through a structured workflow:</text:p>
            <text:list text:style-name="L3">
              <text:list-item>
                <text:p text:style-name="P10"><text:span text:style-name="T7">Automated Evaluation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A custom Python script was developed to automatically assess the correctness of each of the 273,000+ LLM responses</text:span></text:p>
                  </text:list-item>
                  <text:list-item>
                    <text:p text:style-name="P10"><text:span text:style-name="T8">This script allowed for minor variations in numerical answers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7">Initial Data Compilation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Evaluation results, along with raw responses, were systematically recorded into individual CSV files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7">Aggregate Processing &amp; Visualization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Each CSV file underwent further automated processing, using a dedicated macro to aggregate results</text:span></text:p>
                  </text:list-item>
                  <text:list-item>
                    <text:p text:style-name="P10"><text:span text:style-name="T8">This aggregated data was then readily transformed into insightful graphs and visualizations for performance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12" draw:text-style-name="P6" draw:layer="layout" svg:width="27cm" svg:height="3.473cm" svg:x="0.5cm" svg:y="0.206cm" presentation:class="title" presentation:user-transformed="true">
          <draw:text-box>
            <text:p><text:span text:style-name="T6">Results: Understanding the Data</text:span></text:p>
          </draw:text-box>
        </draw:frame>
        <draw:frame presentation:style-name="pr6" draw:layer="layout" svg:width="25.199cm" svg:height="11.815cm" svg:x="1.4cm" svg:y="3.685cm" presentation:class="outline" presentation:user-transformed="true">
          <draw:text-box>
            <text:list text:style-name="L3">
              <text:list-header>
                <text:p>The data presented in the upcoming graphs was prepared as follows:</text:p>
              </text:list-header>
              <text:list-item>
                <text:p><text:span text:style-name="T7">Individual Question Accuracy</text:span>: For each question, the percentage of accuracy was calculated based on multiple repetitions or attempts.</text:p>
              </text:list-item>
              <text:list-item>
                <text:p><text:span text:style-name="T7">Account-Level Aggregation</text:span>: The median accuracy for each question was then determined by considering the results across different accounts.</text:p>
              </text:list-item>
              <text:list-item>
                <text:p><text:span text:style-name="T7">Category-Level Aggregation</text:span>: Finally, the mean of these median accuracies was calculated for all questions within each specific problem category.</text:p>
              </text:list-item>
            </text:list>
            <text:p text:style-name="P3"><text:span text:style-name="T33">These category-level aggregated data are what you will see visualized in the graph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13" draw:text-style-name="P6" draw:layer="layout" svg:width="25.199cm" svg:height="2.129cm" svg:x="1.4cm" svg:y="0cm" presentation:class="title" presentation:user-transformed="true">
          <draw:text-box>
            <text:p><text:span text:style-name="T6">Gemini 2.0 Flash</text:span></text:p>
          </draw:text-box>
        </draw:frame>
        <draw:frame draw:style-name="gr2" draw:layer="layout" svg:width="28.008cm" svg:height="12.983cm" svg:x="0.038cm" svg:y="2.68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4" draw:text-style-name="P22" draw:layer="layout" svg:width="28cm" svg:height="1.051cm" svg:x="0cm" svg:y="1.945cm" presentation:class="title" presentation:user-transformed="true">
          <draw:text-box>
            <text:p text:style-name="P21"><text:span text:style-name="T34">Impact of Prompting Strategies on Cumulative Accuracy by Problem Catego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presentation:style-name="pr13" draw:text-style-name="P6" draw:layer="layout" svg:width="25.199cm" svg:height="2.129cm" svg:x="1.4cm" svg:y="0cm" presentation:class="title" presentation:user-transformed="true">
          <draw:text-box>
            <text:p text:style-name="P3"><text:span text:style-name="T6">Llama 3.2 3B</text:span></text:p>
          </draw:text-box>
        </draw:frame>
        <draw:frame draw:style-name="gr2" draw:layer="layout" svg:width="28.008cm" svg:height="12.983cm" svg:x="0.038cm" svg:y="2.68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5" draw:text-style-name="P22" draw:layer="layout" svg:width="28cm" svg:height="1.051cm" svg:x="0cm" svg:y="1.945cm" presentation:class="title" presentation:user-transformed="true">
          <draw:text-box>
            <text:p text:style-name="P21"><text:span text:style-name="T34">Impact of Prompting Strategies on Cumulative Accuracy by Problem Catego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presentation:style-name="pr13" draw:text-style-name="P6" draw:layer="layout" svg:width="25.199cm" svg:height="2.129cm" svg:x="1.4cm" svg:y="0cm" presentation:class="title" presentation:user-transformed="true">
          <draw:text-box>
            <text:p text:style-name="P3"><text:span text:style-name="T6">Gemma 3 4B</text:span></text:p>
          </draw:text-box>
        </draw:frame>
        <draw:frame draw:style-name="gr2" draw:layer="layout" svg:width="28.008cm" svg:height="12.983cm" svg:x="0.038cm" svg:y="2.68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6" draw:text-style-name="P22" draw:layer="layout" svg:width="28cm" svg:height="1.051cm" svg:x="0cm" svg:y="1.945cm" presentation:class="title" presentation:user-transformed="true">
          <draw:text-box>
            <text:p text:style-name="P21"><text:span text:style-name="T34">Impact of Prompting Strategies on Cumulative Accuracy by Problem Catego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10-17T16:37:37.546222700</dc:date>
    <meta:editing-duration>PT11H22M30S</meta:editing-duration>
    <meta:editing-cycles>113</meta:editing-cycles>
    <meta:generator>LibreOffice/25.2.5.2$Windows_X86_64 LibreOffice_project/03d19516eb2e1dd5d4ccd751a0d6f35f35e08022</meta:generator>
    <meta:document-statistic meta:object-count="8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33.3">
                <text:p>33.3</text:p>
              </table:table-cell>
              <table:table-cell office:value-type="float" office:value="70.1">
                <text:p>70.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63.7">
                <text:p>63.7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